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RRoya" svg:font-family="IRRoya" style:font-pitch="variable"/>
    <style:font-face style:name="IRTehran" svg:font-family="IRTehran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93a2" officeooo:paragraph-rsid="000093a2" style:font-name-complex="IRTehran"/>
    </style:style>
    <style:style style:name="P2" style:family="paragraph" style:parent-style-name="Standard">
      <style:paragraph-properties fo:text-align="end" style:justify-single-word="false"/>
      <style:text-properties officeooo:rsid="000093a2" officeooo:paragraph-rsid="000093a2" style:font-name-complex="IRTehran"/>
    </style:style>
    <style:style style:name="P3" style:family="paragraph" style:parent-style-name="Standard">
      <style:paragraph-properties fo:text-align="end" style:justify-single-word="false"/>
      <style:text-properties officeooo:rsid="00032dcf" officeooo:paragraph-rsid="00032dcf" style:font-name-complex="IRTehran"/>
    </style:style>
    <style:style style:name="P4" style:family="paragraph" style:parent-style-name="Standard">
      <style:paragraph-properties fo:text-align="end" style:justify-single-word="false"/>
      <style:text-properties officeooo:rsid="000511f9" officeooo:paragraph-rsid="000511f9" style:font-name-complex="IRTehran"/>
    </style:style>
    <style:style style:name="T1" style:family="text">
      <style:text-properties officeooo:rsid="00011d31"/>
    </style:style>
    <style:style style:name="T2" style:family="text">
      <style:text-properties officeooo:rsid="000497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پیرامون نرم‌افزار میر<text:span text:style-name="T1">اب:</text:span></text:p>
      <text:p text:style-name="P3">۱ – آیا panel admin <text:s/>را در اختیار داریم؟ - در اختیار چه کسی است؟</text:p>
      <text:p text:style-name="P3">۲ – چگونه می‌توان به اطلاعات بانک اطلاعاتی <text:span text:style-name="T2">به صورت</text:span> مستقیم دسترسی پیدا کرد؟</text:p>
      <text:p text:style-name="P4">۳ – آیا API نرم‌افزار صبا کار می‌کند؟ زیر بار رفته است؟ ارتباط دو سویه است؟ منطبق بر بانک حقوق آب است؟</text:p>
      <text:p text:style-name="P4">۴ – admin فعلی چه کسی است؟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RRoya" svg:font-family="IRRoya" style:font-pitch="variable"/>
    <style:font-face style:name="IRTehran" svg:font-family="IRTehran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1" style:font-family-complex="Tahoma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08:55:28.790000000</meta:creation-date>
    <dc:date>2022-05-25T09:55:01.346000000</dc:date>
    <meta:editing-duration>PT16M52S</meta:editing-duration>
    <meta:editing-cycles>4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6" meta:word-count="59" meta:character-count="297" meta:non-whitespace-character-count="239"/>
  </office:meta>
</office:document-meta>
</file>